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 style:shadow="none"/>
    </style:style>
    <style:style style:name="Tabla4.A" style:family="table-column">
      <style:table-column-properties style:column-width="1.7646in" style:rel-column-width="21845*"/>
    </style:style>
    <style:style style:name="Tabla4.A1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5" style:family="table">
      <style:table-properties style:width="5.2938in" table:align="margins" style:shadow="none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4*"/>
    </style:style>
    <style:style style:name="Tabla6.C" style:family="table-column">
      <style:table-column-properties style:column-width="2.6465in" style:rel-column-width="32767*"/>
    </style:style>
    <style:style style:name="Tabla6.A1" style:family="table-cell">
      <style:table-cell-properties fo:padding="0.0382in" fo:border-left="0.05pt solid #000000" fo:border-right="none" fo:border-top="0.05pt solid #000000" fo:border-bottom="none"/>
    </style:style>
    <style:style style:name="Tabla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6.A2" style:family="table-cell">
      <style:table-cell-properties fo:padding="0.0382in" fo:border-left="0.05pt solid #000000" fo:border-right="none" fo:border-top="none" fo:border-bottom="0.05pt solid #000000"/>
    </style:style>
    <style:style style:name="Tab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000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color="#ff0000"/>
    </style:style>
    <style:style style:name="P12" style:family="paragraph" style:parent-style-name="Standard">
      <style:paragraph-properties fo:text-align="start" style:justify-single-word="false"/>
      <style:text-properties fo:color="#000000"/>
    </style:style>
    <style:style style:name="P13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000000" officeooo:paragraph-rsid="0026aeba"/>
    </style:style>
    <style:style style:name="P15" style:family="paragraph" style:parent-style-name="Standard">
      <style:paragraph-properties fo:text-align="start" style:justify-single-word="false"/>
      <style:text-properties fo:color="#ff0000" officeooo:paragraph-rsid="0026aeba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8pt" officeooo:rsid="00183cd5" officeooo:paragraph-rsid="00183cd5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9" style:family="paragraph" style:parent-style-name="Table_20_Contents">
      <style:paragraph-properties fo:text-align="start" style:justify-single-word="false"/>
      <style:text-properties fo:color="#000000"/>
    </style:style>
    <style:style style:name="P20" style:family="paragraph" style:parent-style-name="Table_20_Contents">
      <style:paragraph-properties fo:text-align="start" style:justify-single-word="false"/>
      <style:text-properties fo:color="#000000" officeooo:paragraph-rsid="0021aadc"/>
    </style:style>
    <style:style style:name="P21" style:family="paragraph" style:parent-style-name="Table_20_Contents">
      <style:paragraph-properties fo:text-align="start" style:justify-single-word="false"/>
      <style:text-properties fo:color="#000000" officeooo:paragraph-rsid="0021bebb"/>
    </style:style>
    <style:style style:name="P22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23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24" style:family="paragraph" style:parent-style-name="Table_20_Contents">
      <style:paragraph-properties fo:text-align="start" style:justify-single-word="false"/>
      <style:text-properties fo:color="#000000" officeooo:paragraph-rsid="002d9cc2"/>
    </style:style>
    <style:style style:name="P25" style:family="paragraph" style:parent-style-name="Table_20_Contents">
      <style:paragraph-properties fo:text-align="start" style:justify-single-word="false"/>
      <style:text-properties fo:color="#ff0000"/>
    </style:style>
    <style:style style:name="P26" style:family="paragraph" style:parent-style-name="Table_20_Contents">
      <style:paragraph-properties fo:text-align="start" style:justify-single-word="false"/>
      <style:text-properties fo:color="#ff0000" officeooo:paragraph-rsid="0021aadc"/>
    </style:style>
    <style:style style:name="P27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ff0000" officeooo:paragraph-rsid="0021bebb"/>
    </style:style>
    <style:style style:name="P29" style:family="paragraph" style:parent-style-name="Table_20_Contents">
      <style:paragraph-properties fo:text-align="start" style:justify-single-word="false"/>
      <style:text-properties fo:color="#ff0000" officeooo:paragraph-rsid="002775ec"/>
    </style:style>
    <style:style style:name="P30" style:family="paragraph" style:parent-style-name="Table_20_Contents">
      <style:paragraph-properties fo:text-align="start" style:justify-single-word="false"/>
      <style:text-properties fo:color="#ff0000" officeooo:paragraph-rsid="002b4a9f"/>
    </style:style>
    <style:style style:name="P31" style:family="paragraph" style:parent-style-name="Table_20_Contents">
      <style:paragraph-properties fo:text-align="start" style:justify-single-word="false"/>
      <style:text-properties fo:color="#ff0000" officeooo:paragraph-rsid="002c3257"/>
    </style:style>
    <style:style style:name="P32" style:family="paragraph" style:parent-style-name="Table_20_Contents">
      <style:paragraph-properties fo:text-align="start" style:justify-single-word="false"/>
      <style:text-properties fo:color="#ff0000" officeooo:paragraph-rsid="002d9cc2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officeooo:paragraph-rsid="002775ec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9feda"/>
    </style:style>
    <style:style style:name="T5" style:family="text">
      <style:text-properties fo:color="#000000" officeooo:rsid="0026aeba"/>
    </style:style>
    <style:style style:name="T6" style:family="text">
      <style:text-properties fo:color="#000000" officeooo:rsid="002775ec"/>
    </style:style>
    <style:style style:name="T7" style:family="text">
      <style:text-properties fo:color="#000000" officeooo:rsid="002a58c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officeooo:rsid="0026aeba"/>
    </style:style>
    <style:style style:name="T11" style:family="text">
      <style:text-properties officeooo:rsid="00277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text:span text:style-name="T8">Prescription ID :</text:span> <text:placeholder text:placeholder-type="text">&lt;prescription.prescription_id or ''&gt;</text:placeholder></text:p>
            <text:p text:style-name="P13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9"><text:span text:style-name="T8">Patient :</text:span> <text:placeholder text:placeholder-type="text">&lt;prescription.patient.lastname or ''&gt;</text:placeholder>,<text:placeholder text:placeholder-type="text">&lt;prescription.patient.name.name or ''&gt;</text:placeholder></text:p>
            <text:p text:style-name="P9">Age : <text:placeholder text:placeholder-type="text">&lt;prescription.patient.age or ''&gt;</text:placeholder></text:p>
            <text:p text:style-name="P9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6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8"><text:s/></text:span><text:span text:style-name="T8">Prescribing Doctor : </text:span><text:span text:style-name="T8"><text:placeholder text:placeholder-type="text">&lt;prescription.user_id.name or ''&gt;</text:placeholder></text:span></text:p>
          </table:table-cell>
          <table:table-cell table:style-name="Tabla1.B2" office:value-type="string">
            <text:p text:style-name="P6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7">Tel : <text:placeholder text:placeholder-type="text">&lt;prescription.patient.name.phone or ''&gt;</text:placeholder></text:p>
            <text:p text:style-name="P7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Qty : <text:placeholder text:placeholder-type="text">&lt;lines.quantity or ''&gt;</text:placeholder></text:p>
            <text:p text:style-name="P9"><text:placeholder text:placeholder-type="text">&lt;if test="lines.start_treatment"&gt;</text:placeholder></text:p>
            <text:p text:style-name="P9">Start :<text:placeholder text:placeholder-type="text">&lt;formatLang(lines.start_treatment.strftime('%Y-%m-%d'), user.language, date=True)&gt;</text:placeholder></text:p>
            <text:p text:style-name="P9"><text:placeholder text:placeholder-type="text">&lt;/if&gt;</text:placeholder></text:p>
            <text:p text:style-name="P9"><text:placeholder text:placeholder-type="text">&lt;if test="lines.start_treatment"&gt;</text:placeholder></text:p>
            <text:p text:style-name="P9">End :<text:placeholder text:placeholder-type="text">&lt;formatLang(lines.end_treatment.strftime('%Y-%m-%d'), user.language, date=True)&gt;</text:placeholder></text:p>
            <text:p text:style-name="P9"><text:placeholder text:placeholder-type="text">&lt;/if&gt;</text:placeholder></text:p>
            <text:p text:style-name="P9">Refills : <text:placeholder text:placeholder-type="text">&lt;lines.refills or ''&gt;</text:placeholder></text:p>
            <text:p text:style-name="P10"><text:placeholder text:placeholder-type="text">&lt;if test="lines.allow_substitution"&gt;</text:placeholder></text:p>
            <text:p text:style-name="P10">Substitution Allowed</text:p>
            <text:p text:style-name="P10"><text:placeholder text:placeholder-type="text">&lt;/if&gt;</text:placeholder></text:p>
            <text:p text:style-name="P10">Review :</text:p>
            <text:p text:style-name="P10"><text:placeholder text:placeholder-type="text">&lt;if test="lines.review"&gt;</text:placeholder></text:p>
            <text:p text:style-name="P10"><text:s/><text:placeholder text:placeholder-type="text">&lt;formatLang(lines.review.strftime('%Y-%m-%d'), user.language, date=True) or ''&gt;</text:placeholder></text:p>
            <text:p text:style-name="P10"><text:soft-page-break/><text:placeholder text:placeholder-type="text">&lt;/if&gt;</text:placeholder></text:p>
            <text:p text:style-name="P9"/>
          </table:table-cell>
          <table:table-cell table:style-name="Tabla2.A1" office:value-type="string">
            <table:table table:name="Tabla4" table:style-name="Tabla4">
              <table:table-column table:style-name="Tabla4.A" table:number-columns-repeated="3"/>
              <table:table-row>
                <table:table-cell table:style-name="Tabla4.A1" office:value-type="string">
                  <text:p text:style-name="P16">Medicament</text:p>
                </table:table-cell>
                <table:table-cell table:style-name="Tabla4.A1" office:value-type="string">
                  <text:p text:style-name="P16">Dose</text:p>
                </table:table-cell>
                <table:table-cell table:style-name="Tabla4.A1" office:value-type="string">
                  <text:p text:style-name="P16">Unit</text:p>
                </table:table-cell>
              </table:table-row>
              <table:table-row>
                <table:table-cell table:style-name="Tabla4.A1" office:value-type="string">
                  <text:p text:style-name="P17"><text:placeholder text:placeholder-type="text">&lt;if test="lines.medicament"&gt;</text:placeholder></text:p>
                  <text:p text:style-name="P4"><text:span text:style-name="T8"><text:placeholder text:placeholder-type="text">&lt;lines.medicament.name.name&gt;</text:placeholder></text:span> </text:p>
                  <text:p text:style-name="P17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4"><text:placeholder text:placeholder-type="text">&lt;lines.dose or ''&gt;</text:placeholder></text:p>
                </table:table-cell>
                <table:table-cell table:style-name="Tabla4.A1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17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Form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22"><text:placeholder text:placeholder-type="text">&lt;if test="lines.route"&gt;</text:placeholder></text:p>
                  <text:p text:style-name="P27"><text:span text:style-name="T1">Route :</text:span><text:span text:style-name="T1"><text:placeholder text:placeholder-type="text">&lt;lines.route.name&gt;</text:placeholder></text:span></text:p>
                  <text:p text:style-name="P22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Indication :<text:placeholder text:placeholder-type="text">&lt;lines.indication.name&gt;</text:placeholder></text:p>
                  <text:p text:style-name="P18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Remarks : <text:span text:style-name="T9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34"><text:span text:style-name="T11">Take : </text:span><text:span text:style-name="T6"><text:placeholder text:placeholder-type="text">&lt;lines.qty or ''&gt;</text:placeholder></text:span><text:span text:style-name="T6"> </text:span></text:p>
                  <text:p text:style-name="P29"><text:span text:style-name="T11"/></text:p>
                </table:table-cell>
                <table:table-cell table:style-name="Tabla6.A1" office:value-type="string">
                  <text:p text:style-name="P31"><text:span text:style-name="T1"><text:placeholder text:placeholder-type="text">&lt;if test="lines.duration"&gt;</text:placeholder></text:span></text:p>
                  <text:p text:style-name="P31"><text:span text:style-name="T7">during</text:span></text:p>
                  <text:p text:style-name="P27"><text:span text:style-name="T4"><text:placeholder text:placeholder-type="text">&lt;lines.duration&gt;</text:placeholder></text:span></text:p>
                  <text:p text:style-name="P22"><text:span text:style-name="T4"><text:placeholder text:placeholder-type="text">&lt;/if&gt;</text:placeholder></text:span></text:p>
                </table:table-cell>
                <table:table-cell table:style-name="Tabla6.C1" office:value-type="string">
                  <text:p text:style-name="P27"><text:span text:style-name="T1"><text:s/></text:span></text:p>
                  <text:p text:style-name="P30"><text:span text:style-name="T1"><text:placeholder text:placeholder-type="text">&lt;if test="lines.duration_period"&gt;</text:placeholder></text:span></text:p>
                  <text:p text:style-name="P23"><text:placeholder text:placeholder-type="text">&lt;lines.duration_period&gt;</text:placeholder></text:p>
                  <text:p text:style-name="P23"><text:placeholder text:placeholder-type="text">&lt;/if&gt;</text:placeholder></text:p>
                  <text:p text:style-name="P23"><text:placeholder text:placeholder-type="text">&lt;if test="lines.qty &gt; 1"&gt;</text:placeholder></text:p>
                  <text:p text:style-name="P23">s</text:p>
                  <text:p text:style-name="P23"><text:span text:style-name="T1"><text:placeholder text:placeholder-type="text">&lt;/if&gt;</text:placeholder></text:span></text:p>
                </table:table-cell>
              </table:table-row>
              <table:table-row>
                <table:table-cell table:style-name="Tabla6.A2" office:value-type="string">
                  <text:p text:style-name="P27"><text:span text:style-name="T5">Directions</text:span></text:p>
                  <text:p text:style-name="P27"><text:span text:style-name="T1"/></text:p>
                </table:table-cell>
                <table:table-cell table:style-name="Tabla6.A2" office:value-type="string">
                  <text:p text:style-name="P22"><text:placeholder text:placeholder-type="text">&lt;if test="lines.common_dosage.name"&gt;</text:placeholder></text:p>
                  <text:p text:style-name="P15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14"><text:soft-page-break/><text:placeholder text:placeholder-type="text">&lt;/if&gt;</text:placeholder></text:p>
                  <text:p text:style-name="P14"/>
                </table:table-cell>
                <table:table-cell table:style-name="Tabla6.C2" office:value-type="string">
                  <text:p text:style-name="P24"><text:placeholder text:placeholder-type="text">&lt;if test="lines.frequency"&gt;</text:placeholder></text:p>
                  <text:p text:style-name="P32"><text:span text:style-name="T1">Every </text:span></text:p>
                  <text:p text:style-name="P27"><text:span text:style-name="T1"><text:placeholder text:placeholder-type="text">&lt;lines.frequency&gt;</text:placeholder></text:span></text:p>
                  <text:p text:style-name="P22"><text:placeholder text:placeholder-type="text">&lt;/if&gt;</text:placeholder></text:p>
                  <text:p text:style-name="P27"><text:placeholder text:placeholder-type="text">&lt;if test="lines.frequency_unit=='wr'"&gt;</text:placeholder></text:p>
                  <text:p text:style-name="P22">as needed</text:p>
                  <text:p text:style-name="P22"><text:placeholder text:placeholder-type="text">&lt;/if&gt;</text:placeholder></text:p>
                  <text:p text:style-name="P27"><text:placeholder text:placeholder-type="text">&lt;if test="lines.frequency_unit&lt;&gt;'wr'"&gt;</text:placeholder></text:p>
                  <text:p text:style-name="P22"><text:placeholder text:placeholder-type="text">&lt;lines.frequency_unit&gt;</text:placeholder></text:p>
                  <text:p text:style-name="P22"><text:placeholder text:placeholder-type="text">&lt;/if&gt;</text:placeholder></text:p>
                  <text:p text:style-name="P22"/>
                </table:table-cell>
              </table:table-row>
            </table:table>
            <text:p text:style-name="P8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3T15:24:24</dc:date>
    <meta:editing-duration>P3DT2H27M</meta:editing-duration>
    <meta:editing-cycles>140</meta:editing-cycles>
    <meta:generator>LibreOffice/3.6$Linux_X86_64 LibreOffice_project/360m1$Build-2</meta:generator>
    <meta:document-statistic meta:table-count="6" meta:image-count="0" meta:object-count="0" meta:page-count="2" meta:paragraph-count="85" meta:word-count="199" meta:character-count="2147" meta:non-whitespace-character-count="2022"/>
  </office:meta>
</office:document-meta>
</file>